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style:tab-stops>
          <style:tab-stop style:position="1.25in"/>
        </style:tab-stops>
      </style:paragraph-properties>
    </style:style>
    <style:style style:name="P2"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style>
    <style:style style:name="P3" style:family="paragraph" style:parent-style-name="Input_2f_Output">
      <style:paragraph-properties fo:text-align="center" style:justify-single-word="false"/>
    </style:style>
    <style:style style:name="P4"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style>
    <style:style style:name="P5" style:family="paragraph" style:parent-style-name="Input_2f_Output">
      <style:text-properties fo:language="en" fo:country="US" style:language-asian="zh" style:country-asian="CN" style:language-complex="hi" style:country-complex="IN"/>
    </style:style>
    <style:style style:name="P6" style:family="paragraph" style:parent-style-name="Input_2f_Output">
      <style:paragraph-properties>
        <style:tab-stops>
          <style:tab-stop style:position="2.5319in"/>
          <style:tab-stop style:position="3.1701in"/>
          <style:tab-stop style:position="4.0638in"/>
          <style:tab-stop style:position="5.5744in"/>
        </style:tab-stops>
      </style:paragraph-properties>
    </style:style>
    <style:style style:name="P7"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font-size="10pt" style:font-size-asian="10pt" style:font-size-complex="10pt"/>
    </style:style>
    <style:style style:name="P8"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fo:font-size="10pt" style:font-size-asian="10pt" style:font-size-complex="10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Table_20_Contents">
      <style:paragraph-properties style:snap-to-layout-grid="false"/>
    </style:style>
    <style:style style:name="P12"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3" style:family="paragraph" style:parent-style-name="Command">
      <style:paragraph-properties fo:margin-left="0.5in" fo:margin-right="0.5in" fo:text-indent="0in" style:auto-text-indent="false"/>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weight="normal" style:font-weight-asian="normal" style:font-weight-complex="normal"/>
    </style:style>
    <style:style style:name="P17" style:family="paragraph" style:parent-style-name="Text_20_body">
      <style:text-properties fo:language="en" fo:country="US" style:language-asian="zh" style:country-asian="CN" style:language-complex="hi" style:country-complex="IN"/>
    </style:style>
    <style:style style:name="P18" style:family="paragraph" style:parent-style-name="Text_20_body">
      <style:text-properties fo:color="#ff0000"/>
    </style:style>
    <style:style style:name="P19" style:family="paragraph" style:parent-style-name="Standard">
      <style:paragraph-properties fo:line-height="0.139in"/>
    </style:style>
    <style:style style:name="P20" style:family="paragraph" style:parent-style-name="List_20_1" style:list-style-name="WW8Num21"/>
    <style:style style:name="P21" style:family="paragraph" style:parent-style-name="List_20_1" style:list-style-name="L1">
      <style:text-properties fo:font-weight="bold" style:font-weight-asian="bold" style:font-weight-complex="bold"/>
    </style:style>
    <style:style style:name="P22" style:family="paragraph" style:parent-style-name="List_20_1" style:list-style-name="L2">
      <style:text-properties fo:font-weight="bold" style:font-weight-asian="bold" style:font-weight-complex="bold"/>
    </style:style>
    <style:style style:name="P23" style:family="paragraph" style:parent-style-name="List_20_1" style:list-style-name="L3">
      <style:text-properties fo:font-weight="bold" style:font-weight-asian="bold" style:font-weight-complex="bold"/>
    </style:style>
    <style:style style:name="P24" style:family="paragraph" style:parent-style-name="List_20_1" style:list-style-name="L4">
      <style:text-properties fo:font-weight="bold" style:font-weight-asian="bold" style:font-weight-complex="bold"/>
    </style:style>
    <style:style style:name="P25" style:family="paragraph" style:parent-style-name="List_20_1" style:list-style-name="L5">
      <style:text-properties fo:font-weight="bold" style:font-weight-asian="bold" style:font-weight-complex="bold"/>
    </style:style>
    <style:style style:name="P26" style:family="paragraph" style:parent-style-name="List_20_1" style:list-style-name="L5"/>
    <style:style style:name="P27" style:family="paragraph" style:parent-style-name="Text_20_body" style:list-style-name="WW8Num8"/>
    <style:style style:name="P28" style:family="paragraph" style:parent-style-name="Text_20_body">
      <style:text-properties fo:color="#ff0000" fo:language="en" fo:country="US" style:language-asian="zh" style:country-asian="CN" style:language-complex="hi" style:country-complex="IN"/>
    </style:style>
    <style:style style:name="P29" style:family="paragraph" style:parent-style-name="Text_20_body">
      <style:text-properties fo:font-weight="normal" style:font-weight-asian="normal" style:font-weight-complex="normal"/>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font-size="18pt" style:font-size-asian="18pt" style:font-size-complex="18pt"/>
    </style:style>
    <style:style style:name="P32" style:family="paragraph" style:parent-style-name="Heading_20_1">
      <style:paragraph-properties fo:break-before="page"/>
      <style:text-properties fo:color="#ff0000" fo:font-size="18pt" style:font-size-asian="18pt" style:font-size-complex="18pt"/>
    </style:style>
    <style:style style:name="P33" style:family="paragraph" style:parent-style-name="Heading_20_2">
      <style:text-properties style:font-name="Arial"/>
    </style:style>
    <style:style style:name="P34" style:family="paragraph" style:parent-style-name="Heading_20_2">
      <style:text-properties style:font-name="Arial" fo:font-weight="bold" style:font-weight-asian="bold" style:font-weight-complex="normal"/>
    </style:style>
    <style:style style:name="P35" style:family="paragraph" style:parent-style-name="Heading_20_2">
      <style:text-properties fo:color="#ff0000"/>
    </style:style>
    <style:style style:name="P36" style:family="paragraph" style:parent-style-name="Heading_20_2">
      <style:text-properties fo:font-size="18pt" style:font-size-asian="18pt" style:font-size-complex="18pt"/>
    </style:style>
    <style:style style:name="P37" style:family="paragraph" style:parent-style-name="Heading_20_2">
      <style:paragraph-properties fo:break-before="auto" fo:break-after="auto"/>
    </style:style>
    <style:style style:name="P38" style:family="paragraph" style:parent-style-name="Heading_20_3">
      <style:text-properties fo:language="en" fo:country="US" style:language-asian="zh" style:country-asian="CN" style:language-complex="hi" style:country-complex="IN"/>
    </style:style>
    <style:style style:name="P39" style:family="paragraph" style:parent-style-name="Heading_20_3">
      <style:paragraph-properties fo:break-before="auto" fo:break-after="auto"/>
    </style:style>
    <style:style style:name="P40" style:family="paragraph" style:parent-style-name="Contents_20_Heading" style:master-page-name="Standard">
      <style:paragraph-properties style:page-number="auto" fo:break-before="auto" fo:break-after="auto"/>
    </style:style>
    <style:style style:name="P41" style:family="paragraph" style:parent-style-name="Input_2f_Output">
      <style:text-properties fo:font-weight="normal" style:font-weight-asian="normal" style:font-weight-complex="normal"/>
    </style:style>
    <style:style style:name="P42" style:family="paragraph" style:parent-style-name="Command">
      <style:text-properties style:font-name="Courier New"/>
    </style:style>
    <style:style style:name="P43" style:family="paragraph" style:parent-style-name="Standard" style:list-style-name="WW8Num21"/>
    <style:style style:name="P44" style:family="paragraph" style:parent-style-name="Standard" style:list-style-name="WW8Num21">
      <style:text-properties fo:language="en" fo:country="US" style:language-asian="zh" style:country-asian="CN" style:language-complex="hi" style:country-complex="IN"/>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style:font-name="Courier New"/>
    </style:style>
    <style:style style:name="T5"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language="en" fo:country="US" fo:font-weight="bold" style:language-asian="zh" style:country-asian="CN" style:font-weight-asian="bold" style:language-complex="hi" style:country-complex="IN" style:font-weight-complex="bold"/>
    </style:style>
    <style:style style:name="T12" style:family="text">
      <style:text-properties fo:language="en" fo:country="US" style:language-asian="zh" style:country-asian="CN" style:language-complex="hi" style:country-complex="IN"/>
    </style:style>
    <style:style style:name="T13" style:family="text">
      <style:text-properties fo:language="en" fo:country="US" fo:font-weight="normal" style:language-asian="zh" style:country-asian="CN" style:font-weight-asian="normal" style:language-complex="hi" style:country-complex="IN" style:font-weight-complex="normal"/>
    </style:style>
    <style:style style:name="T14" style:family="text">
      <style:text-properties fo:font-size="10pt" style:font-size-asian="10pt" style:font-size-complex="10pt"/>
    </style:style>
    <style:style style:name="T15" style:family="text">
      <style:text-properties fo:font-size="10pt" fo:language="en" fo:country="US" style:font-size-asian="10pt" style:language-asian="zh" style:country-asian="CN" style:font-size-complex="10pt" style:language-complex="hi" style:country-complex="IN"/>
    </style:style>
    <style:style style:name="T16" style:family="text">
      <style:text-properties fo:font-variant="normal" fo:text-transform="none" fo:color="#b8561a"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7" style:family="text">
      <style:text-properties fo:color="#ff0000"/>
    </style:style>
    <style:style style:name="T18" style:family="text">
      <style:text-properties fo:color="#ff0000" fo:language="en" fo:country="US" fo:font-weight="normal" style:language-asian="zh" style:country-asian="CN" style:font-weight-asian="normal" style:language-complex="hi" style:country-complex="IN" style:font-weight-complex="normal"/>
    </style:style>
    <style:style style:name="T19" style:family="text">
      <style:text-properties fo:color="#ff0000" fo:language="en" fo:country="US" style:language-asian="zh" style:country-asian="CN" style:language-complex="hi" style:country-complex="IN"/>
    </style:style>
    <style:style style:name="T20" style:family="text">
      <style:text-properties fo:color="#ff0000" fo:font-weight="normal" style:font-weight-asian="normal" style:font-weight-complex="normal"/>
    </style:style>
    <style:style style:name="T21" style:family="text">
      <style:text-properties style:font-name="Courier New2" fo:font-weight="normal" style:font-weight-asian="normal" style:font-weight-complex="normal"/>
    </style:style>
    <style:style style:name="T22" style:family="text">
      <style:text-properties style:font-name="Monospace" fo:font-size="10pt" style:font-name-asian="Monospace" style:font-size-asian="10pt" style:font-name-complex="Monospace" style:font-size-complex="10pt"/>
    </style:style>
    <style:style style:name="T23"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0">Table of Contents</text:p>
            </text:index-title>
            <text:p text:style-name="P10">Introduction<text:tab/>4</text:p>
            <text:p text:style-name="P9">Purpose of this manual<text:tab/>4</text:p>
            <text:p text:style-name="P9">Conventions Used<text:tab/>4</text:p>
            <text:p text:style-name="P14">Example Commands<text:tab/>4</text:p>
            <text:p text:style-name="P14">Program Input/Output<text:tab/>4</text:p>
            <text:p text:style-name="P9">Common Parameters<text:tab/>4</text:p>
            <text:p text:style-name="P14">Integer<text:tab/>5</text:p>
            <text:p text:style-name="P14">Float<text:tab/>5</text:p>
            <text:p text:style-name="P14">Index<text:tab/>5</text:p>
            <text:p text:style-name="P14">max<text:tab/>5</text:p>
            <text:p text:style-name="P14">min<text:tab/>5</text:p>
            <text:p text:style-name="P14">On/Off<text:tab/>5</text:p>
            <text:p text:style-name="P14">filename<text:tab/>5</text:p>
            <text:p text:style-name="P14">label<text:tab/>5</text:p>
            <text:p text:style-name="P14">description<text:tab/>6</text:p>
            <text:p text:style-name="P10">Installing Biofilter<text:tab/>7</text:p>
            <text:p text:style-name="P9">Prerequisites<text:tab/>7</text:p>
            <text:p text:style-name="P9">Unpacking<text:tab/>7</text:p>
            <text:p text:style-name="P9">Configuration<text:tab/>7</text:p>
            <text:p text:style-name="P9">Compilation<text:tab/>8</text:p>
            <text:p text:style-name="P14">LOKI Setup<text:tab/>8</text:p>
            <text:p text:style-name="P14">Compiling Biofilter<text:tab/>9</text:p>
            <text:p text:style-name="P9">Installation<text:tab/>9</text:p>
            <text:p text:style-name="P9">Rebuilding the Database<text:tab/>9</text:p>
            <text:p text:style-name="P10">Using the Biofilter Application<text:tab/>10</text:p>
            <text:p text:style-name="P9">Command-Line Options<text:tab/>10</text:p>
            <text:p text:style-name="P14">--sample-config (-S)<text:tab/>10</text:p>
            <text:p text:style-name="P14">--DB &lt;filename&gt;<text:tab/>10</text:p>
            <text:p text:style-name="P14">--marker-info<text:tab/>10</text:p>
            <text:p text:style-name="P14">--binary (-b) &lt;Yes/No&gt;<text:tab/>10</text:p>
            <text:p text:style-name="P14">--list-populations (-P)<text:tab/>11</text:p>
            <text:p text:style-name="P14">--detailed (-D)<text:tab/>11</text:p>
            <text:p text:style-name="P14">--map-snps-to-gene &lt;filename&gt;<text:tab/>11</text:p>
            <text:p text:style-name="P14">--report-gene-coverage<text:tab/>11</text:p>
            <text:p text:style-name="P14">--cov-rs &lt;filename&gt;<text:tab/>11</text:p>
            <text:p text:style-name="P14">--cov-map &lt;filename&gt;<text:tab/>11</text:p>
            <text:p text:style-name="P14">--add-group (-d) &lt;filename&gt;<text:tab/>11</text:p>
            <text:p text:style-name="P14">--gene-file (-g) &lt;filename&gt;<text:tab/>11</text:p>
            <text:p text:style-name="P14">--list-genes<text:tab/>11</text:p>
            <text:p text:style-name="P14">--snp-report<text:tab/>12</text:p>
            <text:p text:style-name="P14">--map-snps-to-gene<text:tab/>12</text:p>
            <text:p text:style-name="P14">--groups (-G) &lt;string|ALL&gt;<text:tab/>12</text:p>
            <text:p text:style-name="P14">--genes &lt;genes|ALL&gt; &lt;alias type|ALL&gt;<text:tab/>12</text:p>
            <text:p text:style-name="P14">--build (-B) &lt;string&gt;<text:tab/>12</text:p>
            <text:p text:style-name="P14">--PREFIX &lt;string&gt;<text:tab/>12</text:p>
            <text:p text:style-name="P14">--snps (-s) &lt;filename&gt;<text:tab/>12</text:p>
            <text:p text:style-name="P14"><text:soft-page-break/>--set-population (-p) &lt;string&gt;<text:tab/>12</text:p>
            <text:p text:style-name="P14">--gene-boundary &lt;integer&gt;<text:tab/>12</text:p>
            <text:p text:style-name="P14">--variants (-v) &lt;filename&gt;<text:tab/>13</text:p>
            <text:p text:style-name="P14">--ldspline<text:tab/>13</text:p>
            <text:p text:style-name="P14">--write-models (-W) &lt;float&gt; &lt;integer&gt;<text:tab/>13</text:p>
            <text:p text:style-name="P14">--export-snp-models (-X)<text:tab/>13</text:p>
            <text:p text:style-name="P9">Configuration Parameters<text:tab/>13</text:p>
            <text:p text:style-name="P14">SETTINGS_DB<text:tab/>13</text:p>
            <text:p text:style-name="P14">MAX_GENE_COUNT<text:tab/>13</text:p>
            <text:p text:style-name="P14">RS_SOURCE<text:tab/>14</text:p>
            <text:p text:style-name="P14">MAP_SOURCE<text:tab/>14</text:p>
            <text:p text:style-name="P14">ADD_GROUP<text:tab/>14</text:p>
            <text:p text:style-name="P14">INCLUDE_GROUPS<text:tab/>14</text:p>
            <text:p text:style-name="P14">INCLUDE_GROUP_FILE<text:tab/>14</text:p>
            <text:p text:style-name="P14">INCLUDE_GROUP_NAMES<text:tab/>15</text:p>
            <text:p text:style-name="P14">INCLUDE_GROUP_NAME_FILE<text:tab/>15</text:p>
            <text:p text:style-name="P14">POPULATION<text:tab/>15</text:p>
            <text:p text:style-name="P14">GENE_BOUNDARY_EXTENSION<text:tab/>15</text:p>
            <text:p text:style-name="P14">REPORT_PREFIX<text:tab/>15</text:p>
            <text:p text:style-name="P14">IMPLICATION_IDX_DUPLICATE_WEIGHT<text:tab/>15</text:p>
            <text:p text:style-name="P14">BINARY_MODEL_ARCHIVE<text:tab/>16</text:p>
            <text:p text:style-name="P14">DISEASE_DEPENDENT_LEVEL<text:tab/>16</text:p>
            <text:p text:style-name="P14">GENOMIC_BUILD<text:tab/>16</text:p>
            <text:p text:style-name="P14">DETAILED_REPORTS<text:tab/>16</text:p>
            <text:p text:style-name="P14">MARKER_INFO_REPORT<text:tab/>16</text:p>
            <text:p text:style-name="P14">SNP_REPORT<text:tab/>16</text:p>
            <text:p text:style-name="P14">SNP_GENE_MAP<text:tab/>16</text:p>
            <text:p text:style-name="P14">GENE_COVERAGE<text:tab/>16</text:p>
            <text:p text:style-name="P14">GENE_REPORT<text:tab/>16</text:p>
            <text:p text:style-name="P14">COVERAGE_RS<text:tab/>17</text:p>
            <text:p text:style-name="P14">COVERAGE_MAP filename<text:tab/>17</text:p>
            <text:p text:style-name="P14">MINIMUM_IMPLICATION_INDEX float<text:tab/>17</text:p>
            <text:p text:style-name="P14">MAX_SNP_MODEL_COUNT integer<text:tab/>17</text:p>
            <text:p text:style-name="P14">EXPORT_SNP_MODELS Yes/No<text:tab/>17</text:p>
            <text:p text:style-name="P14">EXPORT_GENE_MODELS Yes/No<text:tab/>17</text:p>
            <text:p text:style-name="P10">Input File Formats<text:tab/>17</text:p>
            <text:p text:style-name="P9">Preferred Aliases<text:tab/>17</text:p>
            <text:p text:style-name="P9">SNP List<text:tab/>18</text:p>
            <text:p text:style-name="P9">Variant List<text:tab/>18</text:p>
            <text:p text:style-name="P9">Custom Groups<text:tab/>18</text:p>
            <text:p text:style-name="P14">Group Definition<text:tab/>18</text:p>
            <text:p text:style-name="P14">Group File Format<text:tab/>18</text:p>
            <text:p text:style-name="P14">Examples<text:tab/>19</text:p>
            <text:p text:style-name="P10">Model Production<text:tab/>21</text:p>
            <text:p text:style-name="P9">Overview<text:tab/>21</text:p>
            <text:p text:style-name="P10">Reports<text:tab/>22</text:p>
            <text:p text:style-name="P9">Coverage Report<text:tab/>22</text:p>
            <text:p text:style-name="P14">Gene List<text:tab/>22</text:p>
            <text:p text:style-name="P14">Coverage Files<text:tab/>22</text:p>
            <text:p text:style-name="P9"><text:soft-page-break/>Model Summary Report<text:tab/>23</text:p>
            <text:p text:style-name="P9">Associations List<text:tab/>23</text:p>
            <text:p text:style-name="P9">Disease Dependent Contents Report<text:tab/>25</text:p>
            <text:p text:style-name="P9">SNP Report<text:tab/>25</text:p>
            <text:p text:style-name="P9">SNP-SNP Model Report<text:tab/>25</text:p>
            <text:p text:style-name="P9">Gene-Gene Models<text:tab/>26</text:p>
            <text:p text:style-name="P9">Genes Report<text:tab/>27</text:p>
            <text:p text:style-name="P9">SNP Cleanup Report<text:tab/>27</text:p>
            <text:p text:style-name="P10">Example Run - Alzheimer’s<text:tab/>28</text:p>
          </text:index-body>
        </text:table-of-content>
        <text:p text:style-name="Standard"/>
        <text:h text:style-name="P30"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37"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37"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provided.</text:span></text:p>
        <text:h text:style-name="P39"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4">Courier New</text:span></text:span><text:span text:style-name="Absatz-Standardschriftart"><text:span text:style-name="T6">. <text:s/>The commands are prefixed with the prompt, which should not be typed by the user. <text:s/>A prompt of </text:span></text:span><text:span text:style-name="Absatz-Standardschriftart"><text:span text:style-name="T4">$</text:span></text:span><text:span text:style-name="Absatz-Standardschriftart"><text:span text:style-name="T6"> indicates a command to be run with normal user privileges, and a prompt of </text:span></text:span><text:span text:style-name="Absatz-Standardschriftart"><text:span text:style-name="T4">#</text:span></text:span><text:span text:style-name="Absatz-Standardschriftart"><text:span text:style-name="T6">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Occasionally, for ease of readability, tabs may be exaggerated to keep everything column-aligned in the output.</text:span></text:p>
        <text:p text:style-name="Input_2f_Output"><text:span text:style-name="Absatz-Standardschriftart"><text:span text:style-name="T4">Example Program Output.</text:span></text:span></text:p>
        <text:p text:style-name="Input_2f_Output"><text:span text:style-name="Absatz-Standardschriftart"><text:span text:style-name="T4">Column1<text:tab/><text:tab/><text:tab/>Column2<text:tab/>Column3</text:span></text:span></text:p>
        <text:p text:style-name="Input_2f_Output"><text:span text:style-name="Absatz-Standardschriftart"><text:span text:style-name="T4">really_long_data<text:tab/>short<text:tab/>more_data</text:span></text:span></text:p>
        <text:p text:style-name="Input_2f_Output"><text:span text:style-name="Absatz-Standardschriftart"><text:span text:style-name="T4"/></text:span></text:p>
        <text:p text:style-name="P3"><text:span text:style-name="Absatz-Standardschriftart"><text:span text:style-name="T4">(truncated)</text:span></text:span></text:p>
        <text:p text:style-name="Text_20_body"><text:span text:style-name="Absatz-Standardschriftart"><text:span text:style-name="T9">Additionally, lines may be suppressed in some very long files, as shown above by the </text:span></text:span><text:span text:style-name="Absatz-Standardschriftart"><text:span text:style-name="T21">(truncated)</text:span></text:span><text:span text:style-name="Absatz-Standardschriftart"><text:span text:style-name="T8">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 and just refer to them as if they were a typ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31"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331853650" text:style-name="WW8Num21">
          <text:list-item>
            <text:p text:style-name="P20">A modern C++ compiler</text:p>
          </text:list-item>
          <text:list-item>
            <text:p text:style-name="P20">Boost Libraries for C++, version 1.46 or later</text:p>
          </text:list-item>
          <text:list-item>
            <text:p text:style-name="P20">SQLite, version 3.5.4 or later</text:p>
          </text:list-item>
          <text:list-item>
            <text:p text:style-name="P20">SOCI, with SQLite support compiled</text:p>
          </text:list-item>
          <text:list-item>
            <text:p text:style-name="P20">MySQL client libraries, version 5.1 or later (LOKI only)</text:p>
          </text:list-item>
          <text:list-item>
            <text:p text:style-name="P20">Python, version 2.6 or later (LOKI only)</text:p>
            <text:list>
              <text:list-item>
                <text:p text:style-name="P20">suds for Python, version 0.4 or later</text:p>
              </text:list-item>
              <text:list-item>
                <text:p text:style-name="P20">MySQLdb for Python</text:p>
              </text:list-item>
              <text:list-item>
                <text:p text:style-name="P20">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4">biofilter-1.1.0</text:span><text:span text:style-name="T6">. <text:s/>For all of the following commands, we assume that you are in this directory.</text:span></text:p>
        <text:p text:style-name="P13">$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42">$ ./configure</text:p>
        <text:p text:style-name="P15">The configure script can also take a number of helpful options, some of which are detailed below:</text:p>
        <text:list xml:id="list83382514" text:style-name="WW8Num8">
          <text:list-item>
            <text:p text:style-name="P27"><text:soft-page-break/><text:span text:style-name="T7">--help<text:line-break/></text:span><text:span text:style-name="T8">This option will list all of the available options that can be passed to the configure script. <text:s/>If the option that you need is not listed below, it will likely be listed by this command.</text:span></text:p>
          </text:list-item>
          <text:list-item>
            <text:p text:style-name="P27"><text:span text:style-name="T7">--prefix=[path]<text:line-break/></text:span><text:span text:style-name="T8">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7"><text:span text:style-name="T7">--disable-loki</text:span><text:span text:style-name="T8"><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7"><text:span text:style-name="T7">--enable-debug</text:span><text:span text:style-name="T8"><text:line-break/>For the advanced users, this option will turn off all optimization and turn on debugging symbols, which can be helpful in diagnosing a problem with the biofilter software.</text:span></text:p>
          </text:list-item>
        </text:list>
        <text:h text:style-name="P34" text:outline-level="2">Compilation</text:h>
        <text:p text:style-name="Text_20_body">Compiling biofilter is a relatively straightforward process, but building the LOKI database is somewhat more complex. <text:s/>Building the LOKI database requires access to a MySQL database, which the user must tell the installer about before compiling biofilter.</text:p>
        <text:h text:style-name="Heading_20_3" text:outline-level="3">LOKI Setup</text:h>
        <text:p text:style-name="Text_20_body">In order to build the LOKI databse, the user must have complete access to a MySQL database, with permissions including the ability to drop and create tables. <text:s/>Note that you do not need the ability to create databases, and the database that the LOKI updater uses must be created outside of the installation procedures.</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2">Parameter</text:p>
            </table:table-cell>
            <table:table-cell table:style-name="Table1.B1" office:value-type="string">
              <text:p text:style-name="P12">Value</text:p>
            </table:table-cell>
          </table:table-row>
          <table:table-row table:style-name="Table1.1">
            <table:table-cell table:style-name="Table1.A2" office:value-type="string">
              <text:p text:style-name="P11">hostname</text:p>
            </table:table-cell>
            <table:table-cell table:style-name="Table1.B2" office:value-type="string">
              <text:p text:style-name="P11">localhost</text:p>
            </table:table-cell>
          </table:table-row>
          <table:table-row table:style-name="Table1.1">
            <table:table-cell table:style-name="Table1.A2" office:value-type="string">
              <text:p text:style-name="P11">username</text:p>
            </table:table-cell>
            <table:table-cell table:style-name="Table1.B2" office:value-type="string">
              <text:p text:style-name="P11">root</text:p>
            </table:table-cell>
          </table:table-row>
          <table:table-row table:style-name="Table1.1">
            <table:table-cell table:style-name="Table1.A2" office:value-type="string">
              <text:p text:style-name="P11">password</text:p>
            </table:table-cell>
            <table:table-cell table:style-name="Table1.B2" office:value-type="string">
              <text:p text:style-name="P11"/>
            </table:table-cell>
          </table:table-row>
          <table:table-row table:style-name="Table1.1">
            <table:table-cell table:style-name="Table1.A2" office:value-type="string">
              <text:p text:style-name="P11">database</text:p>
            </table:table-cell>
            <table:table-cell table:style-name="Table1.B2" office:value-type="string">
              <text:p text:style-name="P11">LOKI</text:p>
            </table:table-cell>
          </table:table-row>
        </table:table>
        <text:h text:style-name="Heading_20_3" text:outline-level="3"><text:soft-page-break/>Compiling Biofilter</text:h>
        <text:p text:style-name="P16">Compilation of biofiliter is the simple part of the process, but the most time consuming. <text:s/>During this stage, the program is built and the database is generated, if desired. <text:s/>The command is:</text:p>
        <text:p text:style-name="Command">$ make</text:p>
        <text:h text:style-name="P33" text:outline-level="2">Installation</text:h>
        <text:p text:style-name="P15">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5">If you only want to install biofilter, you can type:</text:p>
        <text:p text:style-name="Command"># make install-exec</text:p>
        <text:p text:style-name="P15">And if you only want to install the LOKI database, you can type:</text:p>
        <text:p text:style-name="Command"># make install-data</text:p>
        <text:p text:style-name="Text_20_body">During the installation of LOKI, the database is copied to the destination directory, and it is named “<text:span text:style-name="T4">yyyy.mm.dd.knowledge.bio</text:span><text:span text:style-name="T6">”, where “</text:span><text:span text:style-name="T4">yyyy.mm.dd</text:span><text:span text:style-name="T6">” is the date of creation of the knowledge database. <text:s/>However, for ease of use, the installer will also create a shortcut called simply “</text:span><text:span text:style-name="T4">knowledge.bio</text:span><text:span text:style-name="T6">” that will point to this installed file. <text:s/>This is designed so that a user may have multiple concurrent LOKI databases that each correspond to a different snapshot in time.</text:span></text:p>
        <text:h text:style-name="Heading_20_2" text:outline-level="2">Rebuilding the Database</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4">$ make clean</text:span></text:p>
        <text:p text:style-name="Standard">From this point, the user can re-run the compilation and installation steps to regenerate and reinstall the LOKI database. <text:s/>Note that the old LOKI database will <text:span text:style-name="T10">NOT</text:span><text:span text:style-name="T9"> be deleted from the installation directory, but the shortcut will be updated to the most recent database.</text:span></text:p>
        <text:h text:style-name="P30"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4">[OPTIONS]</text:span><text:span text:style-name="T6"> are command-line options, which are described below, and the </text:span><text:span text:style-name="T4">config-file</text:span><text:span text:style-name="T6"> is a configuration file which specifies the behavior of biofilter. <text:s/>If options given in the configuration file and command line differ, the command line options will take precedence. </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7"><text:span text:style-name="Absatz-Standardschriftart"><text:span text:style-name="T17">Produce <text:s/>haploview compatible marker-info files based on the SNPS_SOURCE platform.</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oft-page-break/><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text:span><text:span text:style-name="Absatz-Standardschriftart"><text:bookmark-ref text:reference-format="text" text:ref-name="__RefHeading__108_1106887530">SNP_GENE_MAP</text:bookmark-ref></text:span><text:span text:style-name="Absatz-Standardschriftart"> to be on, and uses the given filename as the gene coverage file.</text:span></text:p>
        <text:h text:style-name="Heading_20_3" text:outline-level="3"><text:span text:style-name="Absatz-Standardschriftart">--report-gene-coverage</text:span></text:h>
        <text:p text:style-name="Text_20_body"><text:span text:style-name="Absatz-Standardschriftart"><text:span text:style-name="T17">Unknown function</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overriding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overriding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oft-page-break/><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text:span text:style-name="T17">Lists the groups from the database???</text:span></text:span></text:p>
        <text:h text:style-name="Heading_20_3" text:outline-level="3"><text:span text:style-name="Absatz-Standardschriftart">--genes &lt;label|ALL&gt; &lt;label|ALL&gt;</text:span></text:h>
        <text:p text:style-name="Text_20_body"><text:span text:style-name="Absatz-Standardschriftart"><text:span text:style-name="T17">Lists the genes from the database???</text:span></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oft-page-break/><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ldspline</text:span></text:h>
        <text:p text:style-name="Text_20_body"><text:span text:style-name="Absatz-Standardschriftart"><text:span text:style-name="T17">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2" text:outline-level="2"><text:soft-page-break/>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38"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2">Syntax: </text:span></text:span><text:span text:style-name="Absatz-Standardschriftart"><text:span text:style-name="T11">SETTINGS_DB filename</text:span></text:span></text:p>
        <text:p text:style-name="Input_2f_Output"><text:span text:style-name="Absatz-Standardschriftart"><text:span text:style-name="T12">SETTINGS_DB knowledge.bio</text:span></text:span></text:p>
        <text:p text:style-name="Text_20_body"><text:span text:style-name="Absatz-Standardschriftart"><text:span text:style-name="T12">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2">MAX_GENE_COUNT</text:span></text:span></text:h>
        <text:p text:style-name="Text_20_body"><text:span text:style-name="Absatz-Standardschriftart"><text:span text:style-name="T12">Syntax: </text:span></text:span><text:span text:style-name="Absatz-Standardschriftart"><text:span text:style-name="T11">MAX_GENE_COUNT integer</text:span></text:span></text:p>
        <text:p text:style-name="Input_2f_Output"><text:span text:style-name="Absatz-Standardschriftart"><text:span text:style-name="T13">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pan text:style-name="Absatz-Standardschriftart"><text:span text:style-name="T13">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2">RS_SOURCE</text:span></text:span><text:bookmark-end text:name="__RefHeading__225_1106887530"/></text:h>
        <text:p text:style-name="Text_20_body"><text:span text:style-name="Absatz-Standardschriftart"><text:span text:style-name="T12">Syntax: </text:span></text:span><text:span text:style-name="Absatz-Standardschriftart"><text:span text:style-name="T11">RS_SOURCE filename</text:span></text:span></text:p>
        <text:p text:style-name="Input_2f_Output"><text:span text:style-name="Absatz-Standardschriftart"><text:span text:style-name="T13">RS_SOURCE Illumina-660Quad.txt</text:span></text:span></text:p>
        <text:p text:style-name="Text_20_body"><text:span text:style-name="Absatz-Standardschriftart"><text:span text:style-name="T13">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2">MAP_SOURCE</text:span></text:span><text:bookmark-end text:name="__RefHeading__229_1106887530"/></text:h>
        <text:p text:style-name="Text_20_body"><text:span text:style-name="Absatz-Standardschriftart"><text:span text:style-name="T12">Syntax: </text:span></text:span><text:span text:style-name="Absatz-Standardschriftart"><text:span text:style-name="T11">MAP_SOURCE filename</text:span></text:span></text:p>
        <text:p text:style-name="Input_2f_Output"><text:span text:style-name="Absatz-Standardschriftart"><text:span text:style-name="T13">MAP_SOURCE variants.txt</text:span></text:span></text:p>
        <text:p text:style-name="Text_20_body"><text:span text:style-name="Absatz-Standardschriftart"><text:span text:style-name="T13">This option is similar to the </text:span></text:span><text:span text:style-name="Absatz-Standardschriftart"><text:span text:style-name="T13"><text:bookmark-ref text:reference-format="text" text:ref-name="__RefHeading__225_1106887530">RS_SOURCE</text:bookmark-ref></text:span></text:span><text:span text:style-name="Absatz-Standardschriftart"><text:span text:style-name="T13">, except that it allows the user to include variants that may not have actual RS numbers. <text:s/>The format of this file must be plink 4-column format.</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58_1106887530"/><text:soft-page-break/><text:span text:style-name="Absatz-Standardschriftart"><text:span text:style-name="T12">ADD_GROUP</text:span></text:span><text:bookmark-end text:name="__RefHeading__58_1106887530"/></text:h>
        <text:p text:style-name="Text_20_body"><text:span text:style-name="Absatz-Standardschriftart"><text:span text:style-name="T12">Syntax: </text:span></text:span><text:span text:style-name="Absatz-Standardschriftart"><text:span text:style-name="T11">ADD_GROUP filename</text:span></text:span></text:p>
        <text:p text:style-name="Input_2f_Output"><text:span text:style-name="Absatz-Standardschriftart"><text:span text:style-name="T13">ADD_GROUP new_group.txt</text:span></text:span></text:p>
        <text:p text:style-name="Text_20_body"><text:span text:style-name="Absatz-Standardschriftart"><text:span text:style-name="T13">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2">INCLUDE_GROUPS</text:span></text:span><text:bookmark-end text:name="__RefHeading__1125_1106887530"/></text:h>
        <text:p text:style-name="Text_20_body"><text:span text:style-name="Absatz-Standardschriftart"><text:span text:style-name="T13">Syntax: </text:span></text:span><text:span text:style-name="Absatz-Standardschriftart"><text:span text:style-name="T11">INCLUDE_GROUPS integer [integer] [...]</text:span></text:span></text:p>
        <text:p text:style-name="Input_2f_Output"><text:span text:style-name="Absatz-Standardschriftart"><text:span text:style-name="T13">INCLUDE_GROUPS 1 1453</text:span></text:span></text:p>
        <text:p text:style-name="Text_20_body"><text:span text:style-name="Absatz-Standardschriftart"><text:span text:style-name="T13">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3">This option is especially helpful in limiting biofilter to a specific list of databases. <text:s/>These IDs can be found in the </text:span></text:span><text:span text:style-name="Absatz-Standardschriftart"><text:span text:style-name="T13"><text:bookmark-ref text:reference-format="text" text:ref-name="__RefHeading__2600_1106887530">Gene Definition</text:bookmark-ref></text:span></text:span><text:span text:style-name="Absatz-Standardschriftart"><text:span text:style-name="T13"> report</text:span></text:span><text:span text:style-name="Absatz-Standardschriftart"><text:span text:style-name="T18"> </text:span></text:span><text:span text:style-name="Absatz-Standardschriftart"><text:span text:style-name="T3">under the “Groups” colum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2">INCLUDE_GROUP_FILE</text:span></text:span></text:h>
        <text:p text:style-name="Text_20_body"><text:span text:style-name="Absatz-Standardschriftart"><text:span text:style-name="T12">Syntax: </text:span></text:span><text:span text:style-name="Absatz-Standardschriftart"><text:span text:style-name="T11">INCLUDE_GROUP_FILE filename</text:span></text:span></text:p>
        <text:p text:style-name="Input_2f_Output"><text:span text:style-name="Absatz-Standardschriftart"><text:span text:style-name="T13">INCLUDE_GROUP_FILE group_ids.txt</text:span></text:span></text:p>
        <text:p text:style-name="Text_20_body"><text:span text:style-name="Absatz-Standardschriftart"><text:span text:style-name="T13">This option is provided as a convenient alternative to the </text:span></text:span><text:span text:style-name="Absatz-Standardschriftart"><text:span text:style-name="T13"><text:bookmark-ref text:reference-format="text" text:ref-name="__RefHeading__1125_1106887530">INCLUDE_GROUPS</text:bookmark-ref></text:span></text:span><text:span text:style-name="Absatz-Standardschriftart"><text:span text:style-name="T13">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2">INCLUDE_GROUP_NAMES</text:span></text:span><text:bookmark-end text:name="__RefHeading__1253_1106887530"/></text:h>
        <text:p text:style-name="Text_20_body"><text:span text:style-name="Absatz-Standardschriftart"><text:span text:style-name="T12">Syntax: </text:span></text:span><text:span text:style-name="Absatz-Standardschriftart"><text:span text:style-name="T11">INCLUDE_GROUP_NAMES label [label] [...]</text:span></text:span></text:p>
        <text:p text:style-name="Input_2f_Output"><text:span text:style-name="Absatz-Standardschriftart"><text:span text:style-name="T13">INCLUDE_GROUPS </text:span></text:span><text:span text:style-name="Absatz-Standardschriftart"><text:span text:style-name="T5">GO:0003674 hsa00010 Pfam</text:span></text:span></text:p>
        <text:p text:style-name="Text_20_body"><text:span text:style-name="Absatz-Standardschriftart"><text:span text:style-name="T12">This option allows the user to limit the search to groups as in the </text:span></text:span><text:span text:style-name="Absatz-Standardschriftart"><text:span text:style-name="T12"><text:bookmark-ref text:reference-format="text" text:ref-name="__RefHeading__1125_1106887530">INCLUDE_GROUPS</text:bookmark-ref></text:span></text:span><text:span text:style-name="Absatz-Standardschriftart"><text:span text:style-name="T12">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2">INCLUDE_GROUP_NAME_FILE</text:span></text:span></text:h>
        <text:p text:style-name="Text_20_body"><text:span text:style-name="Absatz-Standardschriftart"><text:span text:style-name="T12">Syntax: </text:span></text:span><text:span text:style-name="Absatz-Standardschriftart"><text:span text:style-name="T11">INCLUDE_GROUP_NAME_FILE filename</text:span></text:span></text:p>
        <text:p text:style-name="Input_2f_Output"><text:span text:style-name="Absatz-Standardschriftart"><text:span text:style-name="T13">INCLUDE_GROUP_NAME_FILE group_names.txt</text:span></text:span></text:p>
        <text:p text:style-name="Text_20_body"><text:soft-page-break/><text:span text:style-name="Absatz-Standardschriftart"><text:span text:style-name="T13">Again, as above, this option is provided as an alternative to the </text:span></text:span><text:span text:style-name="Absatz-Standardschriftart"><text:span text:style-name="T13"><text:bookmark-ref text:reference-format="text" text:ref-name="__RefHeading__1253_1106887530">INCLUDE_GROUP_NAMES</text:bookmark-ref></text:span></text:span><text:span text:style-name="Absatz-Standardschriftart"><text:span text:style-name="T13">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2">POPULATION</text:span></text:span><text:bookmark-end text:name="__RefHeading__227_1106887530"/></text:h>
        <text:p text:style-name="Text_20_body"><text:span text:style-name="Absatz-Standardschriftart"><text:span text:style-name="T12">Syntax: </text:span></text:span><text:span text:style-name="Absatz-Standardschriftart"><text:span text:style-name="T11">POPULATION label</text:span></text:span></text:p>
        <text:p text:style-name="Input_2f_Output"><text:span text:style-name="Absatz-Standardschriftart"><text:span text:style-name="T13">POPULATION NO-LD</text:span></text:span></text:p>
        <text:p text:style-name="Text_20_body"><text:span text:style-name="Absatz-Standardschriftart"><text:span text:style-name="T13">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2">GENE_BOUNDARY_EXTENSION</text:span></text:span><text:bookmark-end text:name="__RefHeading__64_1106887530"/></text:h>
        <text:p text:style-name="Text_20_body"><text:span text:style-name="Absatz-Standardschriftart"><text:span text:style-name="T12">Syntax: </text:span></text:span><text:span text:style-name="Absatz-Standardschriftart"><text:span text:style-name="T11">GENE_BOUNDARY_EXTENSION integer</text:span></text:span></text:p>
        <text:p text:style-name="Input_2f_Output"><text:span text:style-name="Absatz-Standardschriftart"><text:span text:style-name="T13">GENE_BOUNDARY_EXTENSION 1000</text:span></text:span></text:p>
        <text:p text:style-name="Text_20_body"><text:span text:style-name="Absatz-Standardschriftart"><text:span text:style-name="T13">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2">REPORT_PREFIX</text:span></text:span><text:bookmark-end text:name="__RefHeading__62_1106887530"/></text:h>
        <text:p text:style-name="Text_20_body"><text:span text:style-name="Absatz-Standardschriftart"><text:span text:style-name="T12">Syntax: </text:span></text:span><text:span text:style-name="Absatz-Standardschriftart"><text:span text:style-name="T11">REPORT_BOUNDARY label</text:span></text:span></text:p>
        <text:p text:style-name="Input_2f_Output"><text:span text:style-name="Absatz-Standardschriftart"><text:span text:style-name="T13">REPORT_PREFIX myReport</text:span></text:span></text:p>
        <text:p text:style-name="Text_20_body"><text:span text:style-name="Absatz-Standardschriftart"><text:span text:style-name="T12">This option allows the user to set the prefix for all of the output files that are generated by biofilter. <text:s/>This is useful when running biofilter repeatedly, as it will prevent older results from being overwritten.</text:span></text:span></text:p>
        <text:h text:style-name="Heading_20_3" text:outline-level="3"><text:span text:style-name="Absatz-Standardschriftart"><text:span text:style-name="T12">IMPLICATION_IDX_DUPLICATE_WEIGHT</text:span></text:span></text:h>
        <text:p text:style-name="Text_20_body"><text:span text:style-name="Absatz-Standardschriftart"><text:span text:style-name="T12">Syntax: </text:span></text:span><text:span text:style-name="Absatz-Standardschriftart"><text:span text:style-name="T11">IMPLICATION_IDX_DUPLICATE_WIEGHT float</text:span></text:span></text:p>
        <text:p text:style-name="Input_2f_Output"><text:span text:style-name="Absatz-Standardschriftart"><text:span text:style-name="T13">IMPLICATION_IDX_DUPLICATE_WEIGHT 0.25</text:span></text:span></text:p>
        <text:p text:style-name="Text_20_body"><text:span text:style-name="Absatz-Standardschriftart"><text:span text:style-name="T19">Disease dependent (DD) and disease independent (DI) groupings contribute differently toward the implication index. For DD groupings, only those groupings which produce the gene-gene model are counted. Each one counts one point. For DI groupings, we add a single point for each unique group where at least one gene is present. For each DI grouping where both genes are present, the IMPLICATION_IDX_DUPLICATE_WEIGHT is added to the final score.</text:span></text:span></text:p>
        <text:h text:style-name="Heading_20_3" text:outline-level="3"><text:bookmark text:name="__RefHeading__51_1106887530"/><text:span text:style-name="Absatz-Standardschriftart"><text:span text:style-name="T12">BINARY_MODEL_ARCHIVE</text:span></text:span><text:bookmark-end text:name="__RefHeading__51_1106887530"/></text:h>
        <text:p text:style-name="Text_20_body"><text:span text:style-name="Absatz-Standardschriftart"><text:span text:style-name="T12">Syntax: </text:span></text:span><text:span text:style-name="Absatz-Standardschriftart"><text:span text:style-name="T11">BINARY_MODEL_ARCHIVE Yes/No</text:span></text:span></text:p>
        <text:p text:style-name="Input_2f_Output"><text:span text:style-name="Absatz-Standardschriftart"><text:span text:style-name="T13">BINARY_MODEL_ARCHIVE No</text:span></text:span></text:p>
        <text:p text:style-name="P18"><text:soft-page-break/>Setting this value to YES causes the gene-gene model archive and the snp-snp model archive to be written in binary format. In most cases, this won’t be necessary, since both files will probably be reasonable in length. However, if either are expected to contain more than a few hundred thousand entries, it is recommended to use.</text:p>
        <text:h text:style-name="Heading_20_3" text:outline-level="3"><text:span text:style-name="Absatz-Standardschriftart"><text:span text:style-name="T12">DISEASE_DEPENDENT_LEVEL</text:span></text:span></text:h>
        <text:p text:style-name="Text_20_body"><text:span text:style-name="Absatz-Standardschriftart"><text:span text:style-name="T12">Syntax: </text:span></text:span><text:span text:style-name="Absatz-Standardschriftart"><text:span text:style-name="T11">DISEASE_DEPENDENT_LEVEL <text:s text:c="2"/>ALL_MODELS/GROUP_LEVEL/DD_ONLY</text:span></text:span></text:p>
        <text:p text:style-name="Input_2f_Output"><text:span text:style-name="Absatz-Standardschriftart"><text:span text:style-name="T13">DISEASE_DEPENDENT_LEVEL ALL_MODELS</text:span></text:span></text:p>
        <text:p text:style-name="Text_20_body"><text:span text:style-name="Absatz-Standardschriftart"><text:span text:style-name="T18">Users can choose to filter models based on their association with disease dependent genes. When set to ALL_MODELS (default), all models will be produced. When set to GROUP_LEVEL, only groups where gene-gene models are</text:span></text:span><text:bookmark text:name="page17"/><text:span text:style-name="Absatz-Standardschriftart"><text:span text:style-name="T18"> produced that has one or more genes found in a disease dependent group will yield models. When set to DD_ONLY, only the gene-gene models in which one of the genes is found in one of the disease dependent groups are produced.</text:span></text:span></text:p>
        <text:h text:style-name="Heading_20_3" text:outline-level="3"><text:bookmark text:name="__RefHeading__223_1106887530"/><text:span text:style-name="Absatz-Standardschriftart"><text:span text:style-name="T12">GENOMIC_BUILD</text:span></text:span><text:bookmark-end text:name="__RefHeading__223_1106887530"/></text:h>
        <text:p text:style-name="Text_20_body"><text:span text:style-name="Absatz-Standardschriftart"><text:span text:style-name="T12">Syntax: </text:span></text:span><text:span text:style-name="Absatz-Standardschriftart"><text:span text:style-name="T11">GENOMIC_BUILD string</text:span></text:span></text:p>
        <text:p text:style-name="Input_2f_Output"><text:span text:style-name="Absatz-Standardschriftart"><text:span text:style-name="T13">GENOMIC_BUILD 37</text:span></text:span></text:p>
        <text:p text:style-name="Text_20_body"><text:span text:style-name="Absatz-Standardschriftart"><text:span text:style-name="T13">This setting tells biofilter the build of the genome that the input data is based on. <text:s/>This is especially important for input that is based on position, as in the </text:span></text:span><text:span text:style-name="Absatz-Standardschriftart"><text:span text:style-name="T13"><text:bookmark-ref text:reference-format="text" text:ref-name="__RefHeading__229_1106887530">MAP_SOURCE</text:bookmark-ref></text:span></text:span><text:span text:style-name="Absatz-Standardschriftart"><text:span text:style-name="T13"> configuration option. <text:s/>If the input data is not the same build as used internally by biofilter, the software will perform a liftover of the input data into the genomic build used by biofilter.</text:span></text:span></text:p>
        <text:h text:style-name="Heading_20_3" text:outline-level="3"><text:bookmark text:name="__RefHeading__106_1106887530"/><text:span text:style-name="Absatz-Standardschriftart"><text:span text:style-name="T12">DETAILED_REPORTS</text:span></text:span><text:bookmark-end text:name="__RefHeading__106_1106887530"/></text:h>
        <text:p text:style-name="Text_20_body"><text:span text:style-name="Absatz-Standardschriftart"><text:span text:style-name="T12">Syntax: </text:span></text:span><text:span text:style-name="Absatz-Standardschriftart"><text:span text:style-name="T11">DETAILED_REPORTS Yes/No</text:span></text:span></text:p>
        <text:p text:style-name="Input_2f_Output"><text:span text:style-name="Absatz-Standardschriftart"><text:span text:style-name="T13">DETAILED_REPORTS On</text:span></text:span></text:p>
        <text:p text:style-name="Text_20_body"><text:span text:style-name="Absatz-Standardschriftart"><text:span text:style-name="T13">When this option is set to “On”, biofilter will add in more details in the output reports.</text:span></text:span></text:p>
        <text:h text:style-name="Heading_20_3" text:outline-level="3"><text:bookmark text:name="__RefHeading__84_1106887530"/><text:span text:style-name="Absatz-Standardschriftart"><text:span text:style-name="T12">MARKER_INFO_REPORT</text:span></text:span><text:bookmark-end text:name="__RefHeading__84_1106887530"/></text:h>
        <text:p text:style-name="Text_20_body"><text:span text:style-name="Absatz-Standardschriftart"><text:span text:style-name="T12">Syntax: </text:span></text:span><text:span text:style-name="Absatz-Standardschriftart"><text:span text:style-name="T11">MARKER_INFO_REPORT Yes/No</text:span></text:span></text:p>
        <text:p text:style-name="Input_2f_Output"><text:span text:style-name="Absatz-Standardschriftart"><text:span text:style-name="T13">MARKER_INFO_REPORT On</text:span></text:span></text:p>
        <text:p text:style-name="Text_20_body"><text:span text:style-name="Absatz-Standardschriftart"><text:span text:style-name="T13">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2">SNP_REPORT</text:span></text:span><text:bookmark-end text:name="__RefHeading__181_1106887530"/></text:h>
        <text:p text:style-name="Text_20_body"><text:span text:style-name="Absatz-Standardschriftart"><text:span text:style-name="T12">Syntax: </text:span></text:span><text:span text:style-name="Absatz-Standardschriftart"><text:span text:style-name="T11">SNP_REPORT Yes/No</text:span></text:span></text:p>
        <text:p text:style-name="Input_2f_Output"><text:span text:style-name="Absatz-Standardschriftart"><text:span text:style-name="T13">SNP_REPORT On</text:span></text:span></text:p>
        <text:p text:style-name="Text_20_body"><text:soft-page-break/><text:span text:style-name="Absatz-Standardschriftart"><text:span text:style-name="T12">When this option is “On”, biofilter will produce a report which lists all of the SNPs used by biofilter along with any genes that contain the given SNP.</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2">SNP_GENE_MAP</text:span></text:span><text:bookmark-end text:name="__RefHeading__108_1106887530"/></text:h>
        <text:p text:style-name="Text_20_body"><text:span text:style-name="Absatz-Standardschriftart"><text:span text:style-name="T12">Syntax: </text:span></text:span><text:span text:style-name="Absatz-Standardschriftart"><text:span text:style-name="T11">SNP_GENE_MAP Yes/No</text:span></text:span></text:p>
        <text:p text:style-name="Input_2f_Output"><text:span text:style-name="Absatz-Standardschriftart"><text:span text:style-name="T13">SNP_GENE_MAP On</text:span></text:span></text:p>
        <text:p text:style-name="Text_20_body"><text:span text:style-name="Absatz-Standardschriftart"><text:span text:style-name="T13">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2">GENE_COVERAGE</text:span></text:span><text:bookmark-end text:name="__RefHeading__110_1106887530"/></text:h>
        <text:p text:style-name="Text_20_body"><text:span text:style-name="Absatz-Standardschriftart"><text:span text:style-name="T12">Syntax: </text:span></text:span><text:span text:style-name="Absatz-Standardschriftart"><text:span text:style-name="T11">GENE_COVERAGE filename|ALL</text:span></text:span></text:p>
        <text:p text:style-name="Input_2f_Output"><text:span text:style-name="Absatz-Standardschriftart"><text:span text:style-name="T13">GENE_COVERAGE gene_list.txt</text:span></text:span></text:p>
        <text:p text:style-name="P28">Filename (or ALL) containing list of gene aliases of to be used in various gene reports.</text:p>
        <text:h text:style-name="Heading_20_3" text:outline-level="3"><text:bookmark text:name="__RefHeading__144_1106887530"/><text:span text:style-name="Absatz-Standardschriftart"><text:span text:style-name="T12">GENE_REPORT</text:span></text:span><text:bookmark-end text:name="__RefHeading__144_1106887530"/></text:h>
        <text:p text:style-name="Text_20_body"><text:span text:style-name="Absatz-Standardschriftart"><text:span text:style-name="T12">Syntax: </text:span></text:span><text:span text:style-name="Absatz-Standardschriftart"><text:span text:style-name="T11">GENE_REPORT Yes/No</text:span></text:span></text:p>
        <text:p text:style-name="Input_2f_Output"><text:span text:style-name="Absatz-Standardschriftart"><text:span text:style-name="T13">GENE_REPORT On</text:span></text:span></text:p>
        <text:p text:style-name="Text_20_body"><text:span text:style-name="Absatz-Standardschriftart"><text:span text:style-name="T13">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2">COVERAGE_RS</text:span></text:span><text:bookmark-end text:name="__RefHeading__112_1106887530"/></text:h>
        <text:p text:style-name="Text_20_body"><text:span text:style-name="Absatz-Standardschriftart"><text:span text:style-name="T12">Syntax: </text:span></text:span><text:span text:style-name="Absatz-Standardschriftart"><text:span text:style-name="T11">COVERAGE_RS filename</text:span></text:span></text:p>
        <text:p text:style-name="Input_2f_Output"><text:span text:style-name="Absatz-Standardschriftart"><text:span text:style-name="T13">COVERAGE_RS rs_ids.txt</text:span></text:span></text:p>
        <text:p text:style-name="P28">Platforms for coverage reports using RS IDs instead of MAP files</text:p>
        <text:p text:style-name="Text_20_body"><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142_1106887530"/><text:span text:style-name="Absatz-Standardschriftart"><text:span text:style-name="T12">COVERAGE_MAP</text:span></text:span><text:bookmark-end text:name="__RefHeading__142_1106887530"/></text:h>
        <text:p text:style-name="Text_20_body"><text:span text:style-name="Absatz-Standardschriftart"><text:span text:style-name="T12">Syntax: </text:span></text:span><text:span text:style-name="Absatz-Standardschriftart"><text:span text:style-name="T11">COVERAGE_MAP filename</text:span></text:span></text:p>
        <text:p text:style-name="Input_2f_Output"><text:span text:style-name="Absatz-Standardschriftart"><text:span text:style-name="T13">COVERAGE_MAP map_ids.txt</text:span></text:span></text:p>
        <text:p text:style-name="P28">Platforms for coverage reports using MAP files instead of RS IDs</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80_1106887530"/><text:soft-page-break/><text:span text:style-name="Absatz-Standardschriftart"><text:span text:style-name="T12">MINIMUM_IMPLICATION_INDEX</text:span></text:span><text:bookmark-end text:name="__RefHeading__80_1106887530"/></text:h>
        <text:p text:style-name="Text_20_body"><text:span text:style-name="Absatz-Standardschriftart"><text:span text:style-name="T12">Syntax: </text:span></text:span><text:span text:style-name="Absatz-Standardschriftart"><text:span text:style-name="T11">MINIMUM_IMPLICATION_INDEX float</text:span></text:span></text:p>
        <text:p text:style-name="Input_2f_Output"><text:span text:style-name="Absatz-Standardschriftart"><text:span text:style-name="T13">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text:p>
        <text:h text:style-name="Heading_20_3" text:outline-level="3"><text:bookmark text:name="__RefHeading__82_1106887530"/><text:span text:style-name="Absatz-Standardschriftart"><text:span text:style-name="T12">MAX_SNP_MODEL_COUNT</text:span></text:span><text:bookmark-end text:name="__RefHeading__82_1106887530"/></text:h>
        <text:p text:style-name="Text_20_body"><text:span text:style-name="Absatz-Standardschriftart"><text:span text:style-name="T12">Syntax: </text:span></text:span><text:span text:style-name="Absatz-Standardschriftart"><text:span text:style-name="T11">MAX_SNP_MODEL_COUNT integer</text:span></text:span></text:p>
        <text:p text:style-name="Input_2f_Output"><text:span text:style-name="Absatz-Standardschriftart"><text:span text:style-name="T13">MAX_SNP_MODEL_COUNT 1500</text:span></text:span></text:p>
        <text:p text:style-name="Text_20_body"><text:span text:style-name="Absatz-Standardschriftart"><text:span text:style-name="T13">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Also note that this parameter indirectly affects the number of Gene/Gene models produced as well, as biofilter will only produce enough Gene/Gene models to generate the maximum number of SNP/SNP models.</text:span></text:span></text:p>
        <text:h text:style-name="Heading_20_3" text:outline-level="3"><text:bookmark text:name="__RefHeading__231_1106887530"/><text:span text:style-name="Absatz-Standardschriftart"><text:span text:style-name="T12">EXPORT_SNP_MODELS</text:span></text:span><text:bookmark-end text:name="__RefHeading__231_1106887530"/></text:h>
        <text:p text:style-name="Text_20_body"><text:span text:style-name="Absatz-Standardschriftart"><text:span text:style-name="T12">Syntax: </text:span></text:span><text:span text:style-name="Absatz-Standardschriftart"><text:span text:style-name="T11">EXPORT_SNP_MODELS Yes/No</text:span></text:span></text:p>
        <text:p text:style-name="Input_2f_Output"><text:span text:style-name="Absatz-Standardschriftart"><text:span text:style-name="T12">EXPORT_SNP_MODELS On</text:span></text:span></text:p>
        <text:p text:style-name="Text_20_body"><text:span text:style-name="Absatz-Standardschriftart"><text:span text:style-name="T12">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2"><text:bookmark-ref text:reference-format="text" text:ref-name="__RefHeading__84_1106887530">MARKER_INFO_REPORT</text:bookmark-ref></text:span></text:span><text:span text:style-name="Absatz-Standardschriftart"><text:span text:style-name="T12"> will also be enabled.</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2">EXPORT_GENE_MODELS</text:span></text:span><text:bookmark-end text:name="__RefHeading__78_1106887530"/></text:h>
        <text:p text:style-name="Text_20_body"><text:span text:style-name="Absatz-Standardschriftart"><text:span text:style-name="T12">Syntax: </text:span></text:span><text:span text:style-name="Absatz-Standardschriftart"><text:span text:style-name="T11">EXPORT_GENE_MODELS Yes/No</text:span></text:span></text:p>
        <text:p text:style-name="Input_2f_Output"><text:span text:style-name="Absatz-Standardschriftart"><text:span text:style-name="T13">EXPORT_GENE_MODELS On</text:span></text:span></text:p>
        <text:p text:style-name="Text_20_body"><text:span text:style-name="Absatz-Standardschriftart"><text:span text:style-name="T13">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3"><text:bookmark-ref text:reference-format="text" text:ref-name="__RefHeading__144_1106887530">GENE_REPORT</text:bookmark-ref></text:span></text:span><text:span text:style-name="Absatz-Standardschriftart"><text:span text:style-name="T13"> will also be enabl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837_1106887530">Gene/Gene Models</text:bookmark-ref></text:span></text:span></text:p>
        <text:h text:style-name="P30"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span text:style-name="Absatz-Standardschriftart">Preferred Aliases</text:span></text:h>
        <text:p text:style-name="P18">This file provides one or more common gene names which can be substituted for Ensembl IDs in reports. Aliases must be alphanumeric (no spaces) and must match an alias known to the biofilter. Known aliases are those that were found in Ensembl’s external synonyms associated with EntrezGene &amp; Uniprot (TrEMBL and Swiss-Prot). Currently, only aliases which map back to a single Ensembl Gene ID are used.</text:p>
        <text:p text:style-name="Text_20_body"><text:span text:style-name="Absatz-Standardschriftart"><text:span text:style-name="T17">This file is present only as a convenience for the user and is optional.</text:span></text:span></text:p>
        <text:p text:style-name="P17">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 (exact mirror of the SNP list above):</text:span></text:p>
        <text:p text:style-name="Input_2f_Output"><text:soft-page-break/><text:span text:style-name="T1">4 <text:s/>rs10000169 <text:s/>0 <text:s/>77575270</text:span></text:p>
        <text:p text:style-name="Input_2f_Output">4 <text:s/>rs10000185 <text:s/>0 <text:s/>7560658</text:p>
        <text:p text:style-name="Input_2f_Output">4 <text:s/>rs10000201 <text:s/>0 <text:s/>11829395</text:p>
        <text:p text:style-name="Input_2f_Output">13 rs1000022 <text:s text:c="2"/>0 <text:s/>99259220</text:p>
        <text:p text:style-name="Input_2f_Output">4 <text:s/>rs10000226 <text:s/>0 <text:s/>87957991</text:p>
        <text:p text:style-name="Input_2f_Output">6 <text:s/>rs1000025 <text:s text:c="2"/>0 <text:s/>134127012</text:p>
        <text:p text:style-name="Input_2f_Output">4 <text:s/>rs10000255 <text:s/>0 <text:s/>162644668</text:p>
        <text:p text:style-name="Input_2f_Output"><text:span text:style-name="T1">4 <text:s/>rs10000266 <text:s/>0 <text:s/>40399629</text:span></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9"> <text:s/>The file must follow the following format, which will be explained below:</text:span></text:p>
        <text:p text:style-name="P41">[Source Name] [Source Type] [Source Description]</text:p>
        <text:p text:style-name="P41">GROUP [Name] [Description]</text:p>
        <text:p text:style-name="P41">([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0">“Source Name”</text:span><text:span text:style-name="T9">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9">The </text:span><text:span text:style-name="T10">“Source Type”</text:span><text:span text:style-name="T9"> defines the type of information contained within this custom collection of groups. <text:s/>This value must be a string taking one of the following values:</text:span></text:p>
        <text:list xml:id="list1918734793" text:style-name="L1">
          <text:list-item>
            <text:p text:style-name="P21">DISEASE_INDEPENDENT<text:line-break/><text:span text:style-name="T9">This option is for a collection of groups that is not related to any particular disease.</text:span></text:p>
          </text:list-item>
          <text:list-item>
            <text:p text:style-name="P21">DISEASE_DEPENDENT<text:line-break/><text:span text:style-name="T9">This option is for a collection of groups that is related to a particular disease of interest.</text:span></text:p>
          </text:list-item>
          <text:list-item>
            <text:p text:style-name="P21"><text:soft-page-break/>GENE_COLLECTION<text:line-break/><text:span text:style-name="T20">The purpose of this option is currently unknown.</text:span></text:p>
          </text:list-item>
          <text:list-item>
            <text:p text:style-name="P21">SNP_COLLECTION<text:line-break/><text:span text:style-name="T20">The purpose of this option is currently unknown.</text:span></text:p>
          </text:list-item>
        </text:list>
        <text:p text:style-name="Text_20_body">The <text:span text:style-name="T10">“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0">“Name”</text:span><text:span text:style-name="T9"> must be a string with no spaces, and it must be unique from any other group name defined within the current custom group file. <text:s/>This name can be used to identify the current group as a child of another group.</text:span></text:p>
        <text:p text:style-name="Text_20_body"><text:span text:style-name="T9">The </text:span><text:span text:style-name="T10">“Description”</text:span><text:span text:style-name="T9"> is an optional string used to describe the group.</text:span></text:p>
        <text:h text:style-name="Heading_20_4" text:outline-level="4">CHILDREN [group] [group]+</text:h>
        <text:p text:style-name="Text_20_body"><text:span text:style-name="T9">This line defines associations between groups within the custom group collection. <text:s/>The first group given is considered the parent, and all subsequent groups are the children. <text:s/>Note that there must be at least two groups given in this line.</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text:soft-page-break/>CFH</text:p>
        <text:p text:style-name="Input_2f_Output">CHRNB2</text:p>
        <text:h text:style-name="Heading_20_4" text:outline-level="4">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32" text:outline-level="1"><text:bookmark text:name="__RefHeading__4075_607574221"/>Model Production<text:bookmark-end text:name="__RefHeading__4075_607574221"/></text:h>
        <text:h text:style-name="P35" text:outline-level="2">Overview</text:h>
        <text:p text:style-name="P18">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8">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8">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P18">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P18">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31" text:outline-level="1">Output Files</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h text:style-name="Heading_20_2" text:outline-level="2"><text:bookmark text:name="__RefHeading__2450_1106887530"/>Marker Info Report<text:bookmark-end text:name="__RefHeading__2450_1106887530"/></text:h>
        <text:p text:style-name="Text_20_body">Suffix: <text:span text:style-name="T10">marker-info.map</text:span></text:p>
        <text:p text:style-name="Text_20_body"><text:span text:style-name="T9">This file gives the list of all SNPs used in the generation of models in biofilter. <text:s/>When generating SNP/SNP models, this file will always be produced, regardless of the </text:span><text:span text:style-name="T9"><text:bookmark-ref text:reference-format="text" text:ref-name="__RefHeading__84_1106887530">MARKER_INFO_REPORT</text:bookmark-ref></text:span><text:span text:style-name="T9"> configuration setting. <text:s/>The file is a tab-delimited text file with the following columns:</text:span></text:p>
        <text:list xml:id="list1368099755" text:style-name="L3">
          <text:list-item>
            <text:p text:style-name="P23">ID<text:line-break/><text:span text:style-name="T9">This column lists the unique identifier for the given marker. <text:s/>Typically, this is an RSID, but if using </text:span><text:span text:style-name="T9"><text:bookmark-ref text:reference-format="text" text:ref-name="__RefHeading__229_1106887530">MAP_SOURCE</text:bookmark-ref></text:span><text:span text:style-name="T9">, this is the ID given in the input file.</text:span></text:p>
          </text:list-item>
          <text:list-item>
            <text:p text:style-name="P23">Chrom<text:line-break/><text:span text:style-name="T9">The chromosome of the marker.</text:span></text:p>
          </text:list-item>
          <text:list-item>
            <text:p text:style-name="P23">Pos<text:line-break/><text:span text:style-name="T9">The base pair location of the marker.</text:span></text:p>
          </text:list-item>
          <text:list-item>
            <text:p text:style-name="P23">Index<text:span text:style-name="T9"><text:line-break/>This column lists the internal index of the marker. <text:s/>This is used in the SNP/SNP model report, as seen in the </text:span><text:span text:style-name="T9"><text:bookmark-ref text:reference-format="text" text:ref-name="__RefHeading__2835_1106887530">SNP/SNP Models</text:bookmark-ref></text:span><text:span text:style-name="T9"> section.</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0">gene-report.csv</text:span></text:p>
        <text:p text:style-name="P18">NO OUTPUT</text:p>
        <text:h text:style-name="Heading_20_2" text:outline-level="2"><text:bookmark text:name="__RefHeading__2522_1106887530"/>SNP Report<text:bookmark-end text:name="__RefHeading__2522_1106887530"/></text:h>
        <text:p text:style-name="Text_20_body">Suffix: <text:span text:style-name="T10">snp-report.csv</text:span></text:p>
        <text:p text:style-name="P29">This file is a comma-separated text file that lists the relationships between markers and genes that biofilter finds in the LOKI database. <text:s/>The file has the following columns:</text:p>
        <text:list xml:id="list1334972711" text:style-name="L4">
          <text:list-item>
            <text:p text:style-name="P24"><text:soft-page-break/>Chrom<text:line-break/><text:span text:style-name="T9">The chromosome of the marker.</text:span></text:p>
          </text:list-item>
          <text:list-item>
            <text:p text:style-name="P24">RSID<text:line-break/><text:span text:style-name="T9">The unique identifier of the marker. <text:s/>Usually, this will be an RSID, but when </text:span><text:span text:style-name="T9"><text:bookmark-ref text:reference-format="text" text:ref-name="__RefHeading__229_1106887530">MAP_SOURCE</text:bookmark-ref></text:span><text:span text:style-name="T9"> is used, this is the identification string given to biofilter.</text:span></text:p>
          </text:list-item>
          <text:list-item>
            <text:p text:style-name="P24">Gene Name<text:line-break/><text:span text:style-name="T9">A colon-separated list of all of the canonical names of the genes that contain the given marker.</text:span></text:p>
          </text:list-item>
          <text:list-item>
            <text:p text:style-name="P24">(Other Gene Name...)<text:line-break/><text:span text:style-name="T20">Unknown column</text:span></text:p>
          </text:list-item>
        </text:list>
        <text:p text:style-name="Input_2f_Output">Chrom,RSID,Gene Name,(Other Gene Name...)</text:p>
        <text:p text:style-name="Input_2f_Output">1 ,RS1,</text:p>
        <text:p text:style-name="Input_2f_Output">1 ,RS2,G1</text:p>
        <text:p text:style-name="Input_2f_Output">1 ,RS3,</text:p>
        <text:p text:style-name="Input_2f_Output">1 ,RS5,G2:G5</text:p>
        <text:p text:style-name="Input_2f_Output">1 ,RS7,G5</text:p>
        <text:p text:style-name="Input_2f_Output">1 ,RS11,G4</text:p>
        <text:p text:style-name="Input_2f_Output">2 ,RS23,G6</text:p>
        <text:h text:style-name="Heading_20_2" text:outline-level="2"><text:bookmark text:name="__RefHeading__2524_1106887530"/>SNP/Gene Relationship Report<text:bookmark-end text:name="__RefHeading__2524_1106887530"/></text:h>
        <text:p text:style-name="Text_20_body">Suffix: <text:span text:style-name="T10">snp-gene-map.csv</text:span></text:p>
        <text:p text:style-name="P29">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267696411" text:style-name="L5">
          <text:list-item>
            <text:p text:style-name="P25">Chrom<text:line-break/><text:span text:style-name="T9">The cromosome of the marker.</text:span></text:p>
          </text:list-item>
          <text:list-item>
            <text:p text:style-name="P26"><text:span text:style-name="T10">RSID<text:line-break/></text:span><text:span text:style-name="T9">The unique identifier of the marker. <text:s/>Usually, this will be an RSID, but when </text:span><text:span text:style-name="T9"><text:bookmark-ref text:reference-format="text" text:ref-name="__RefHeading__229_1106887530">MAP_SOURCE</text:bookmark-ref></text:span><text:span text:style-name="T9"> is used, this is the identification string given to biofilter.</text:span></text:p>
          </text:list-item>
          <text:list-item>
            <text:p text:style-name="P25">Gene Name<text:line-break/><text:span text:style-name="T9">The name of the gene containing the marker. <text:s/>Note that if a given marker is in multiple genes, each SNP/gene combination will be on a separate line, as the location within the gene may be different for each SNP/gene pair.</text:span></text:p>
          </text:list-item>
          <text:list-item>
            <text:p text:style-name="P25">Location w/in Gene<text:line-break/><text:span text:style-name="T9">This describes the location of the marker within the associated gene. <text:s/>This value can take one of the following values:</text:span></text:p>
            <text:list>
              <text:list-item>
                <text:p text:style-name="P25">Interior<text:line-break/><text:span text:style-name="T9">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25"><text:soft-page-break/>Flanking<text:line-break/><text:span text:style-name="T9">The SNP is located outside the canonical boundaries of the gene, but inside the population specific boundaries.</text:span></text:p>
              </text:list-item>
              <text:list-item>
                <text:p text:style-name="P25"><text:span text:style-name="T9"/></text:p>
              </text:list-item>
            </text:list>
          </text:list-item>
        </text:list>
        <text:p text:style-name="Input_2f_Output">Chrom,RSID,Gene Name,Location w/in Gene</text:p>
        <text:p text:style-name="Input_2f_Output">1 ,RS2,G1,Interior</text:p>
        <text:p text:style-name="Input_2f_Output">1 ,RS5,G2,Interior</text:p>
        <text:p text:style-name="Input_2f_Output">1 ,RS5,G5,Interior</text:p>
        <text:p text:style-name="Input_2f_Output">1 ,RS7,G5,Interior</text:p>
        <text:p text:style-name="Input_2f_Output">1 ,RS11,G4,Flanking</text:p>
        <text:p text:style-name="Input_2f_Output">2 ,RS23,G6,Flanking</text:p>
        <text:h text:style-name="Heading_20_2" text:outline-level="2"><text:bookmark text:name="__RefHeading__2837_1106887530"/>Gene/Gene Models<text:bookmark-end text:name="__RefHeading__2837_1106887530"/></text:h>
        <text:p text:style-name="P29">Suffix: <text:span text:style-name="T10">model-archive.gene-gene</text:span></text:p>
        <text:p text:style-name="P29">This report is a tab-delimited text file containing the list of the gene-gene models that were produced by biofilter based on the configuration options. <text:s/>The gene IDs that are given in this file are the internal 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29">The columns of the file are:</text:p>
        <text:list xml:id="list1282851921" text:style-name="L2">
          <text:list-item>
            <text:p text:style-name="P22">Gene 1, Gene 2<text:span text:style-name="T9"><text:line-break/>The first two columns are the internal indices of the genes for the given model. <text:s/>The indices can be converted to actual genes through the use of the </text:span><text:span text:style-name="T9"><text:bookmark-ref text:reference-format="text" text:ref-name="__RefHeading__2600_1106887530">Gene Definition</text:bookmark-ref></text:span><text:span text:style-name="T9"> report.</text:span></text:p>
          </text:list-item>
          <text:list-item>
            <text:p text:style-name="P22">Implication Index<text:line-break/><text:span text:style-name="T9">The third column lists the implication index of the model. <text:s/>See the </text:span><text:span text:style-name="T9"><text:bookmark-ref text:reference-format="text" text:ref-name="__RefHeading__4075_607574221">Model Production</text:bookmark-ref></text:span><text:span text:style-name="T9"> section for details on how the implication index is calculated.</text:span></text:p>
          </text:list-item>
        </text:list>
        <text:p text:style-name="Text_20_body"><text:span text:style-name="T9">Example file:</text:span></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0">model-archive.genes</text:span></text:p>
        <text:p text:style-name="P29">This report is a tab-delimited text file containing the list of genes used in model production by biofilter. <text:s/>This list will contain all genes that contain at least one SNP from the input data source.</text:p>
        <text:p text:style-name="Input_2f_Output">Region Name<text:tab/>True Begin<text:tab/>True End<text:tab/>Eff. Begin<text:tab/>Eff. End<text:tab/>Groups<text:tab/>Aliases<text:tab/>SNPs</text:p>
        <text:p text:style-name="Input_2f_Output">G1<text:tab/>5<text:tab/>15<text:tab/>10<text:tab/>20<text:tab/>1|||<text:tab/>G1|R1<text:tab/>1</text:p>
        <text:p text:style-name="Input_2f_Output">G2<text:tab/>25<text:tab/>35<text:tab/>30<text:tab/>40<text:tab/>1!2|||<text:tab/>G2|G23|R2<text:tab/>3</text:p>
        <text:p text:style-name="Input_2f_Output">G4<text:tab/>65<text:tab/>75<text:tab/>70<text:tab/>80<text:tab/>1|||<text:tab/>G4|R4<text:tab/>5</text:p>
        <text:p text:style-name="Input_2f_Output">G5<text:tab/>30<text:tab/>50<text:tab/>35<text:tab/>55<text:tab/>|||<text:tab/>G5|R5<text:tab/>3|4</text:p>
        <text:p text:style-name="Input_2f_Output">G6<text:tab/>10<text:tab/>20<text:tab/>15<text:tab/>25<text:tab/>|||<text:tab/>G6|R6<text:tab/>6</text:p>
        <text:h text:style-name="Heading_20_2" text:outline-level="2"><text:bookmark text:name="__RefHeading__2835_1106887530"/><text:soft-page-break/>SNP/SNP Models<text:bookmark-end text:name="__RefHeading__2835_1106887530"/></text:h>
        <text:p text:style-name="Text_20_body">Suffix: <text:span text:style-name="T10">model-archive.snp-snp</text:span></text:p>
        <text:p text:style-name="Input_2f_Output"><text:s text:c="11"/>1 <text:s text:c="10"/>3 <text:s text:c="5"/>1</text:p>
        <text:p text:style-name="Input_2f_Output"><text:s text:c="11"/>1 <text:s text:c="10"/>5 <text:s text:c="5"/>1</text:p>
        <text:h text:style-name="Heading_20_2" text:outline-level="2">Missing SNPs</text:h>
        <text:p text:style-name="Text_20_body">Suffix: <text:span text:style-name="T10">missing-snps.txt</text:span></text:p>
        <text:p text:style-name="Text_20_body"><text:span text:style-name="T9">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9"><text:bookmark-ref text:reference-format="text" text:ref-name="__RefHeading__225_1106887530">RS_SOURCE</text:bookmark-ref></text:span><text:span text:style-name="T9">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Binary Files</text:h>
        <text:p text:style-name="Text_20_body"/>
        <text:h text:style-name="P31" text:outline-level="1">Reports</text:h>
        <text:h text:style-name="P36" text:outline-level="2">Coverage Report</text:h>
        <text:p text:style-name="Standard">The coverage report shows the amount of coverage a set of genes has on one or more platforms. The report requires 2 pieces of information: A single gene list, and 1 or more coverage lists. Depending on the settings chosen, the report might be plain text or in HTML format. As with any other HTML formatted report, users should be aware of the potential size of the report they are generating, since a huge report will be difficult to open in most browsers.</text:p>
        <text:h text:style-name="Heading_20_3" text:outline-level="3">Gene List</text:h>
        <text:p text:style-name="Text_20_body">The gene list is a series of gene aliases listed on individual lines. These gene aliases must be UniProt IDs or entrez genes and must not be defined such that they represent more than one ensembl ID.</text:p>
        <text:p text:style-name="Input_2f_Output">AGT</text:p>
        <text:p text:style-name="Input_2f_Output">APHIA</text:p>
        <text:p text:style-name="Input_2f_Output">APOA1BP</text:p>
        <text:p text:style-name="Input_2f_Output">APOA2</text:p>
        <text:p text:style-name="Input_2f_Output">CAMK1G</text:p>
        <text:p text:style-name="Input_2f_Output">GFH</text:p>
        <text:p text:style-name="Input_2f_Output">CHRNB2</text:p>
        <text:p text:style-name="Input_2f_Output">CLCNKB</text:p>
        <text:h text:style-name="Heading_20_3" text:outline-level="3">Coverage Files</text:h>
        <text:p text:style-name="Text_20_body">The user should provide one or more coverage files, which are just the individual RS IDs that can be found on a platform of interest. By default, the biofilter comes with 4 different platform files, but the user can use any list they wish, as long as the file contains only integer representation of the RS ids found on the platform. Any file that can be used as a SNPS_SOURCE file can be used as a coverage file.</text:p>
        <text:p text:style-name="P17">The baseline coverage is based on the SNPs found using the regular <text:s/>SNPS_SOURCE value (or -s). This is treated as the total. Additional coverage sources are displayed as additional columns. Each entry shows the number of SNPs covered by that platform for a given gene.</text:p>
        <text:p text:style-name="Text_20_body">A sample command to generate a coverage report could look like:</text:p>
        <text:p text:style-name="Command"><text:span text:style-name="Absatz-Standardschriftart">biofilter sample.config -s Illumina-660Quad.txt --report-gene-coverage alz-genes.txt -C Illumina-660Quad.txt</text:span></text:p>
        <text:p text:style-name="Text_20_body"><text:span text:style-name="Absatz-Standardschriftart">And the coverage report output would look like:</text:span></text:p>
        <text:p text:style-name="P1">Gene<text:tab/>Ensembl_id<text:tab/> <text:tab/>Total Illumina-660Quad.txt(593544)</text:p>
        <text:p text:style-name="P1">AGT<text:tab/>ENSG00000135744 <text:tab/>78 <text:s text:c="3"/>78</text:p>
        <text:p text:style-name="P1">APH1A <text:tab/>ENSG00000117362 <text:tab/>11 <text:s text:c="3"/>11</text:p>
        <text:p text:style-name="P1">APOA1BP<text:tab/>ENSG00000163382 <text:tab/>5 <text:s text:c="4"/>5</text:p>
        <text:p text:style-name="P1">APOA2 <text:tab/>ENSG00000158874 <text:tab/>12 <text:s text:c="3"/>12</text:p>
        <text:p text:style-name="P1">CAMK1G <text:tab/>ENSG00000008118 <text:tab/>22 <text:s text:c="3"/>22</text:p>
        <text:p text:style-name="P1">CFH<text:tab/>ENSG00000000971 <text:tab/>82 <text:s text:c="3"/>82</text:p>
        <text:p text:style-name="P1">CHRNB2 <text:tab/>ENSG00000160716 <text:tab/>1 <text:s text:c="4"/>1</text:p>
        <text:p text:style-name="P1"><text:soft-page-break/>CLCNKB <text:tab/>ENSG00000184908 <text:tab/>18 <text:s text:c="3"/>18</text:p>
        <text:p text:style-name="Text_20_body">In the example above, the spacing was modified to make the output slightly easier to read. <text:s/><text:span text:style-name="T12">The gene alias is shown in the first column, followed by the ensembl_id. The total represents the number of SNPs found in the SNPS_SOURCE file and is followed by the SNP count for each of the coverage files. Using the option, --detailed-coverage, lists all RS IDs associated with the genes (and their position for the text report.)</text:span></text:p>
        <text:p text:style-name="P17">Additional coverages can be added using additional -C filename options. Below is the same report in HTML format using --detailed-coverage. Ensembl IDs and RS Numbers provide links to ensembl’s website for convenience.</text:p>
        <text:p text:style-name="Standard"/>
        <text:h text:style-name="Heading_20_2" text:outline-level="2">Model Summary Report</text:h>
        <text:p text:style-name="Text_20_body">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Input_2f_Output">&lt;Put Example Here&gt;</text:p>
        <text:h text:style-name="Heading_20_2" text:outline-level="2">Associations List</text:h>
        <text:p text:style-name="Text_20_body"><text:span text:style-name="Absatz-Standardschriftart">Suffixed by “associations.txt” or “associtions.html”, association reports provide the user with a hierarchical represen-tation of groups in their search. Only groups that have been loaded using INCLUDE_GROUPS (or all, if no groups were provided) will appear.</text:span></text:p>
        <text:p text:style-name="Text_20_body"><text:span text:style-name="Absatz-Standardschriftart">A sample command that would generate this file is:</text:span></text:p>
        <text:p text:style-name="Command">biofilter sample.config –list-associations</text:p>
        <text:p text:style-name="Text_20_body">Which could result in the output:</text:p>
        <text:p text:style-name="P2">Associations (Gene Ontonology):</text:p>
        <text:p text:style-name="P2"><text:tab/>GO:0048154(1)</text:p>
        <text:p text:style-name="P2"><text:tab/><text:tab/>S100B ( rs2839357 rs2839362 )</text:p>
        <text:p text:style-name="P2"><text:tab/>GO:0048155(1)</text:p>
        <text:p text:style-name="P2"><text:tab/><text:tab/>ATP2A2 ( rs3026445 rs3026457 rs1860561 )<text:tab/>GO:0048156(1)</text:p>
        <text:p text:style-name="P2"><text:tab/><text:tab/>S100B ( rs2839357 rs2839362 <text:s/>)</text:p>
        <text:p text:style-name="P2"><text:tab/>GO:0042982(2)</text:p>
        <text:p text:style-name="P2"><text:tab/><text:tab/>GO:0042987(4)</text:p>
        <text:p text:style-name="P2"><text:tab/><text:tab/><text:tab/>ABCG1 ( rs4148083 rs4148084 rs4148085 rs9975740</text:p>
        <text:p text:style-name="P2"><text:tab/><text:tab/><text:tab/><text:tab/>rs4148087 rs1117640 rs4148088 rs4148089 rs4148090</text:p>
        <text:p text:style-name="P2"><text:tab/><text:tab/><text:tab/><text:tab/>... )</text:p>
        <text:p text:style-name="P2"><text:tab/><text:tab/><text:tab/>PSEN1 ( rs214273 rs8006497 rs362350 rs214260</text:p>
        <text:p text:style-name="P2"><text:tab/><text:tab/><text:tab/><text:tab/>rs165933 rs362377 <text:s/>)</text:p>
        <text:p text:style-name="P2"><text:tab/><text:tab/><text:tab/>ENSG00000162736 ( rs10494342 rs16831846 rs12239946</text:p>
        <text:p text:style-name="P2"><text:tab/><text:tab/><text:tab/><text:tab/>rs6664438 rs6677637 )</text:p>
        <text:p text:style-name="P2"><text:tab/><text:tab/><text:tab/>ENSG00000143801 ( rs2073489 rs1295640 )</text:p>
        <text:p text:style-name="P2"><text:soft-page-break/><text:tab/><text:tab/>ENSG00000167755 ( rs1654537 <text:s/>)</text:p>
        <text:p text:style-name="P2"/>
        <text:p text:style-name="P4">(truncated)</text:p>
        <text:p text:style-name="P4"/>
        <text:p text:style-name="P2">Associations (KEGG):</text:p>
        <text:p text:style-name="P2"><text:tab/>KEGG-05010(127)</text:p>
        <text:p text:style-name="P2"><text:tab/><text:tab/>ENSG00000015475 ( rs181390 rs181396 rs181402 rs181405</text:p>
        <text:p text:style-name="P2"><text:tab/><text:tab/><text:tab/>rs9604787 rs181408 rs181417 rs5746474 rs5747351</text:p>
        <text:p text:style-name="P2"><text:tab/><text:tab/><text:tab/>rs9605401 rs738095 )</text:p>
        <text:p text:style-name="P2"><text:tab/><text:tab/>ATP2A2 ( rs3026445 rs3026457 rs1860561 <text:s/>)</text:p>
        <text:p text:style-name="P2"><text:tab/><text:tab/>PSEN1 ( rs214273 rs8006497 rs362350 rs214260 rs165933</text:p>
        <text:p text:style-name="P2"><text:tab/><text:tab/><text:tab/>rs362377 <text:s/>)</text:p>
        <text:p text:style-name="P2"><text:tab/><text:tab/>NCSTN ( rs10494342 rs16831846 rs12239946 rs6664438</text:p>
        <text:p text:style-name="P2"><text:tab/><text:tab/><text:tab/>rs6677637 )</text:p>
        <text:p text:style-name="P2"><text:tab/><text:tab/>PSEN2 ( rs2073489 rs1295640 )</text:p>
        <text:p text:style-name="P2"><text:tab/><text:tab/>BACE1 ( rs7083 rs522843 rs687740 rs473210 rs551662</text:p>
        <text:p text:style-name="P2"><text:tab/><text:tab/><text:tab/>rs676134 <text:s/>)</text:p>
        <text:p text:style-name="P2"><text:tab/><text:tab/>ENSG00000132906 ( rs6685648 rs2020902 rs4646018</text:p>
        <text:p text:style-name="P2"><text:tab/><text:tab/><text:tab/>rs2042370 rs1862710 rs4645989 rs1052571 <text:s/>)</text:p>
        <text:p text:style-name="P2"><text:tab/><text:tab/>NDUFV2 ( rs4148964 rs11081459 rs4148965 rs1039825</text:p>
        <text:p text:style-name="P2"><text:tab/><text:tab/><text:tab/>rs1472944 rs977581 rs874250 rs4148966 rs4148967</text:p>
        <text:p text:style-name="P2"><text:tab/><text:tab/><text:tab/>rs4148968 rs12966444 <text:s/>)</text:p>
        <text:p text:style-name="P2"/>
        <text:p text:style-name="P4">(truncated)</text:p>
        <text:p text:style-name="P4"/>
        <text:p text:style-name="Input_2f_Output">Associations (NetPath):</text:p>
        <text:p text:style-name="Input_2f_Output">Associations (pfam):</text:p>
        <text:p text:style-name="Input_2f_Output">Associations (Reactome):</text:p>
        <text:p text:style-name="Text_20_body"><text:span text:style-name="Absatz-Standardschriftart">Each relationship is nested with tabs on separate lines. In the example above, GO:0042987 has some child relationship to GO:0042982. The numbers beside a group ID indicate the number of genes associated with the group.</text:span></text:p>
        <text:p text:style-name="Text_20_body"><text:span text:style-name="Absatz-Standardschriftart">An optional setting, </text:span><text:span text:style-name="Absatz-Standardschriftart"><text:span text:style-name="T10">COLLAPSE_ASSOCIATION_REPORT</text:span></text:span><text:span text:style-name="Absatz-Standardschriftart">, can be set to true to collapse groups where models would be generated. This allows the user to see more clearly which genes will be combined to produce models.</text:span></text:p>
        <text:h text:style-name="Heading_20_2" text:outline-level="2"><text:bookmark-start text:name="page26"/>Disease Dependent Contents Report<text:bookmark-end text:name="page26"/></text:h>
        <text:p text:style-name="Text_20_body">Suffixed with dd-contents, this report is produced when the user includes disease dependent information. This report is provided to allow the user to verify that the genes being used are the same as the genes were intended.</text:p>
        <text:p text:style-name="Input_2f_Output">&lt;Put Example Here&gt;</text:p>
        <text:h text:style-name="Heading_20_2" text:outline-level="2">SNP Report</text:h>
        <text:p text:style-name="Text_20_body">SNP reports provide information about the genes for which they are associated. If the user has selected LOAD_ALL_ALIASES YES in their configuration, a list of corresponding aliases will also be provided. This report is available as plain text and HTML format. In the HTML format, the RS <text:soft-page-break/>Numbers and gene IDs will appear as links to the corresponding page at the ensembl website. As with any other HTML document, users should be aware of the potential size of their report before choosing HTML due to potential memory problems. <text:s/>A command to generate this report is:</text:p>
        <text:p text:style-name="Command">biofilter sample.config --snp-report</text:p>
        <text:p text:style-name="Text_20_body">And the output looks like:</text:p>
        <text:h text:style-name="Heading_20_2" text:outline-level="2">SNP-SNP Model Report</text:h>
        <text:p text:style-name="Text_20_body">The SNP-SNP Report lists the details for each model from a previously generated model file. Details include:</text:p>
        <text:list xml:id="list247437816" text:continue-list="list1331853650" text:style-name="WW8Num21">
          <text:list-item>
            <text:p text:style-name="P43">Left/Right SNPs that make up the model.</text:p>
          </text:list-item>
          <text:list-item>
            <text:p text:style-name="P44">The Group(s) in which the pair of Loci were found</text:p>
          </text:list-item>
          <text:list-item>
            <text:p text:style-name="P43"><text:span text:style-name="T12"><text:s/></text:span><text:span text:style-name="T12">The Genes from which each of the SNPs were found.</text:span></text:p>
          </text:list-item>
        </text:list>
        <text:p text:style-name="P17">The previously generated report would be input to biofilter using the ??? command, and an example of the input is below:</text:p>
        <text:p text:style-name="Input_2f_Output">rs2072539 <text:tab/>rs1990310</text:p>
        <text:p text:style-name="Input_2f_Output">rs2072539 <text:tab/>rs1805488</text:p>
        <text:p text:style-name="P5">rs176590882<text:tab/>rs1770187</text:p>
        <text:p text:style-name="Text_20_body">When possible, each of elements reported will reflect the highest form of the name provided by the user. At the very least, Ensembl IDs will be used. However, if the user specifies gene “Aliases”, those will be used preferentially over the less familiar Ensembl ID.</text:p>
        <text:p text:style-name="Text_20_body">The example below shows an example of what might be produced by such a report. Each snp is listed with it’s corresponding genes provided with a link to ensembl.</text:p>
        <text:p text:style-name="Text_20_body">The text report is similar except the SNPs are listed together as can be seen in the example below.</text:p>
        <text:p text:style-name="P7">SNPs<text:tab/>Genes<text:tab/>Groups<text:tab/>Genes<text:tab/>Groups</text:p>
        <text:p text:style-name="P6"><text:span text:style-name="T14">[2072539 1805488]<text:tab/></text:span><text:span text:style-name="T15">GRIN2B<text:tab/>KEGG-05010 GRIN2B<text:tab/>KEGG-05010</text:span></text:p>
        <text:p text:style-name="P7">[2072539 1990310]<text:tab/>GRIN2B<text:tab/>KEGG-05010<text:tab/>ENSG00000139180<text:tab/>KEGG-05010</text:p>
        <text:p text:style-name="P7">[ 176590882 17701871 ]<text:tab/> <text:tab/><text:tab/>ENSG00000139180<text:tab/>KEGG-05010</text:p>
        <text:h text:style-name="Heading_20_2" text:outline-level="2">Gene-Gene Models</text:h>
        <text:p text:style-name="Text_20_body">This isn’t a report, but a data product which can be passed to applications which have been linked to the biofilter library and have support for gene-gene models. However, when the setting BINARY_MODEL_ARCHIVE is off, this is written in plain text, allowing the user to see exactly what models their run produced.</text:p>
        <text:p text:style-name="Text_20_body">The first line contains the number of models. Each subsequent line contains the 4 columns: Gene ID 1, Gene ID 2, Implication Index, Disease Independent groups associated with the pairing. The Gene IDs are the numerical ID value (this is the second column from the genes file). This file requires the .genes output file in order to be used to fully expand gene-gene models into snp-snp models.</text:p>
        <text:p text:style-name="Text_20_body">The file is sorted by implication index, such that those models with the highest score will be first.</text:p>
        <text:p text:style-name="Input_2f_Output">11925</text:p>
        <text:p text:style-name="Input_2f_Output">54991<text:tab/>55016<text:tab/>4<text:tab/>1|2|4|9</text:p>
        <text:p text:style-name="Input_2f_Output"><text:soft-page-break/>75847<text:tab/>91412<text:tab/>4<text:tab/>1|2|4|9</text:p>
        <text:p text:style-name="Input_2f_Output">75837<text:tab/>91412<text:tab/>4<text:tab/>1|2|4|9</text:p>
        <text:p text:style-name="Input_2f_Output">75837<text:tab/>75847<text:tab/>4<text:tab/>1|2|4|9</text:p>
        <text:p text:style-name="Input_2f_Output">64546<text:tab/>91412<text:tab/>4<text:tab/>1|2|4|9</text:p>
        <text:p text:style-name="Input_2f_Output">64546<text:tab/>75847<text:tab/>4<text:tab/>1|2|4|9</text:p>
        <text:p text:style-name="Input_2f_Output">64546<text:tab/>75837<text:tab/>4<text:tab/>1|2|4|9</text:p>
        <text:p text:style-name="Input_2f_Output">...</text:p>
        <text:h text:style-name="Heading_20_2" text:outline-level="2">Genes Report</text:h>
        <text:p text:style-name="Text_20_body">This is actually part of the gene-gene model output and is a text file which contains the information required to asso-ciate genes with their contents (SNPs) and their potential contributions toward implication index.</text:p>
        <text:p text:style-name="Text_20_body">Each column is separated by a tab. For compound fields such as SNP lists and group IDs, constituent members are separated by a “|” character. There are 5 Columns (not all will be filled): Alias, Gene ID, SNPs, Disease Independent groups, Disease Dependent Groups.</text:p>
        <text:p text:style-name="P8">TYMS<text:tab/><text:tab/>44549<text:tab/>596909|3786362|11540152|11540153<text:tab/>2|4|9<text:tab/>360684|360685</text:p>
        <text:p text:style-name="P8">ENOSF1<text:tab/>4559<text:tab/>596909|3786362|11540152|11540153<text:tab/>1|4<text:tab/>360685</text:p>
        <text:p text:style-name="P8">YES1<text:tab/><text:tab/>44568<text:tab/>596909|3786362|11540152|11540153<text:tab/>1|2|4|9</text:p>
        <text:p text:style-name="P8">TWSG1<text:tab/><text:tab/>44857<text:tab/>3322|10898|12680|11559053|28552921|35867116<text:tab/>4</text:p>
        <text:p text:style-name="P8">RALBP1<text:tab/>44861<text:tab/>3322|10898|12680|11559053|28552921|35867116<text:tab/>1|2|4|9</text:p>
        <text:p text:style-name="P8">PPP4R1<text:tab/>44868<text:tab/>3322|10898|12680|11559053|28552921|35867116<text:tab/>1|4</text:p>
        <text:p text:style-name="P8">CHST9<text:tab/><text:tab/>45509<text:tab/>417808|418546|1155514|17694469|28693844<text:tab/>1|4</text:p>
        <text:p text:style-name="P8">OXA1L<text:tab/><text:tab/>45871<text:tab/>1061040|1805059|1805061|2281677|8016634|8018462<text:tab/>1|2|4</text:p>
        <text:p text:style-name="P8">SLC7A7<text:tab/>45894<text:tab/>1061040|1805059|1805061|2281677|8016634|8018462<text:tab/>1|4|9</text:p>
        <text:p text:style-name="P8">MRPL52<text:tab/>45927<text:tab/>1805059|1805061|2281677|8016634|8018462<text:tab/>1</text:p>
        <text:p text:style-name="P8">MMP14<text:tab/><text:tab/>45945<text:tab/>1061040|1805059|1805061|2281677|8016634|8018462<text:tab/>1|2|4</text:p>
        <text:h text:style-name="Heading_20_2" text:outline-level="2">SNP Cleanup Report</text:h>
        <text:p text:style-name="Text_20_body">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Text_20_body">This file is a tab separated file listing first the SNPs that were removed due to having been deleted at NCBI followed by the mapping details for those that have been merged.</text:p>
        <text:p text:style-name="Input_2f_Output">4 Expired SNPs Encountered:</text:p>
        <text:p text:style-name="Input_2f_Output"><text:tab/>45469397</text:p>
        <text:p text:style-name="Input_2f_Output"><text:tab/>rs45552437</text:p>
        <text:p text:style-name="Input_2f_Output"><text:tab/>rs45616434</text:p>
        <text:p text:style-name="Input_2f_Output"><text:tab/>rs45628831</text:p>
        <text:p text:style-name="Input_2f_Output">504 rs IDs were updated</text:p>
        <text:p text:style-name="Input_2f_Output"><text:tab/>Original ID<text:tab/>New ID</text:p>
        <text:p text:style-name="Input_2f_Output"><text:tab/>rs41429248<text:tab/>rs2305130</text:p>
        <text:p text:style-name="Input_2f_Output"><text:tab/>rs41480744<text:tab/>rs17145687</text:p>
        <text:p text:style-name="Input_2f_Output"><text:tab/>rs12782608<text:tab/>rs9422653</text:p>
        <text:p text:style-name="Input_2f_Output"><text:tab/>rs41396045<text:tab/>rs36130286</text:p>
        <text:p text:style-name="Input_2f_Output"><text:tab/>rs41495349<text:tab/>rs16865746</text:p>
        <text:p text:style-name="Input_2f_Output"><text:tab/>rs4365706<text:tab/><text:tab/>rs4026962</text:p>
        <text:p text:style-name="Input_2f_Output"><text:soft-page-break/><text:tab/>rs11242845<text:tab/>rs9501985</text:p>
        <text:p text:style-name="Input_2f_Output"><text:tab/>rs41503946<text:tab/>rs11077998</text:p>
        <text:p text:style-name="Input_2f_Output"><text:tab/>rs4446752<text:tab/><text:tab/>rs2314691</text:p>
        <text:p text:style-name="Input_2f_Output"/>
        <text:p text:style-name="P3">(truncated)</text:p>
        <text:p text:style-name="P19"><text:bookmark-start text:name="page33"/><text:bookmark-end text:name="page33"/><text:span text:style-name="Absatz-Standardschriftart"><text:span text:style-name="T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646H17M04S</meta:editing-duration>
    <meta:generator>OpenOffice.org/3.2$Unix OpenOffice.org_project/320m19$Build-9505</meta:generator>
    <dc:date>2012-04-10T12:32:47</dc:date>
    <dc:creator>John Wallace</dc:creator>
    <meta:editing-cycles>20</meta:editing-cycles>
    <meta:document-statistic meta:table-count="1" meta:image-count="0" meta:object-count="0" meta:page-count="33" meta:paragraph-count="721" meta:word-count="8043" meta:character-count="50773"/>
  </office:meta>
</office:document-meta>
</file>